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fo:language="en" fo:country="US" fo:font-weight="bold" officeooo:paragraph-rsid="000472df" style:font-weight-asian="bold" style:font-weight-complex="bold"/>
    </style:style>
    <style:style style:name="P2" style:family="paragraph" style:parent-style-name="Standard">
      <style:paragraph-properties fo:line-height="200%"/>
      <style:text-properties fo:language="en" fo:country="US" officeooo:paragraph-rsid="000472df"/>
    </style:style>
    <style:style style:name="P3" style:family="paragraph" style:parent-style-name="Standard">
      <style:paragraph-properties fo:line-height="200%"/>
      <style:text-properties fo:language="en" fo:country="US" officeooo:paragraph-rsid="000472df"/>
    </style:style>
    <style:style style:name="P4" style:family="paragraph" style:parent-style-name="Standard">
      <style:paragraph-properties fo:line-height="200%"/>
      <style:text-properties fo:language="en" fo:country="US" officeooo:paragraph-rsid="00122965"/>
    </style:style>
    <style:style style:name="P5" style:family="paragraph" style:parent-style-name="Standard">
      <style:paragraph-properties fo:line-height="200%"/>
      <style:text-properties officeooo:paragraph-rsid="0015017f"/>
    </style:style>
    <style:style style:name="P6" style:family="paragraph" style:parent-style-name="Standard">
      <style:paragraph-properties fo:line-height="200%" fo:break-before="page"/>
      <style:text-properties fo:language="en" fo:country="US" fo:font-weight="bold" officeooo:rsid="00129d46" officeooo:paragraph-rsid="00129d46"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3b5b29" style:font-weight-asian="bold" style:font-weight-complex="bold"/>
    </style:style>
    <style:style style:name="T3" style:family="text">
      <style:text-properties fo:font-weight="bold" officeooo:rsid="01785496" style:font-weight-asian="bold" style:font-weight-complex="bold"/>
    </style:style>
    <style:style style:name="T4" style:family="text">
      <style:text-properties fo:font-weight="bold" officeooo:rsid="01c63e47" style:font-weight-asian="bold" style:font-weight-complex="bold"/>
    </style:style>
    <style:style style:name="T5" style:family="text">
      <style:text-properties fo:font-weight="bold" officeooo:rsid="01c36f28" style:font-weight-asian="bold" style:font-weight-complex="bold"/>
    </style:style>
    <style:style style:name="T6" style:family="text">
      <style:text-properties fo:font-weight="bold" officeooo:rsid="01c44be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485e20" style:font-weight-asian="normal" style:font-weight-complex="normal"/>
    </style:style>
    <style:style style:name="T9" style:family="text">
      <style:text-properties fo:font-weight="normal" officeooo:rsid="01c7d6ec" style:font-weight-asian="normal" style:font-weight-complex="normal"/>
    </style:style>
    <style:style style:name="T10" style:family="text">
      <style:text-properties fo:font-weight="normal" officeooo:rsid="0008f122" style:font-weight-asian="normal" style:font-weight-complex="normal"/>
    </style:style>
    <style:style style:name="T11" style:family="text">
      <style:text-properties fo:language="en" fo:country="US" fo:font-weight="normal" officeooo:rsid="00129d46" style:font-weight-asian="normal" style:font-weight-complex="normal"/>
    </style:style>
    <style:style style:name="T12" style:family="text">
      <style:text-properties fo:language="en" fo:country="US" fo:font-weight="normal" officeooo:rsid="0014997e" style:font-weight-asian="normal" style:font-weight-complex="normal"/>
    </style:style>
    <style:style style:name="T13" style:family="text">
      <style:text-properties officeooo:rsid="01691120"/>
    </style:style>
    <style:style style:name="T14" style:family="text">
      <style:text-properties officeooo:rsid="01b0358c"/>
    </style:style>
    <style:style style:name="T15" style:family="text">
      <style:text-properties fo:language="pl" fo:country="PL" fo:font-weight="normal" officeooo:rsid="0014997e" style:font-weight-asian="normal" style:font-weight-complex="normal"/>
    </style:style>
    <style:style style:name="T16" style:family="text">
      <style:text-properties fo:language="pl" fo:country="PL" fo:font-weight="normal" officeooo:rsid="0015017f" style:font-weight-asian="normal" style:font-weight-complex="normal"/>
    </style:style>
    <style:style style:name="T17" style:family="text">
      <style:text-properties officeooo:rsid="0010b3c2"/>
    </style:style>
    <style:style style:name="T18" style:family="text">
      <style:text-properties officeooo:rsid="0176ef28"/>
    </style:style>
    <style:style style:name="T19" style:family="text">
      <style:text-properties officeooo:rsid="01785496"/>
    </style:style>
    <style:style style:name="T20" style:family="text">
      <style:text-properties officeooo:rsid="01f06bb2"/>
    </style:style>
    <style:style style:name="T21" style:family="text">
      <style:text-properties officeooo:rsid="01c79112"/>
    </style:style>
    <style:style style:name="T22" style:family="text">
      <style:text-properties officeooo:rsid="0009ee2f"/>
    </style:style>
    <style:style style:name="T23" style:family="text">
      <style:text-properties officeooo:rsid="000472df"/>
    </style:style>
    <style:style style:name="T24" style:family="text">
      <style:text-properties officeooo:rsid="000653be"/>
    </style:style>
    <style:style style:name="T25" style:family="text">
      <style:text-properties officeooo:rsid="0176684a"/>
    </style:style>
    <style:style style:name="T26" style:family="text">
      <style:text-properties officeooo:rsid="01781246"/>
    </style:style>
    <style:style style:name="T27" style:family="text">
      <style:text-properties officeooo:rsid="01f2ac23"/>
    </style:style>
    <style:style style:name="T28" style:family="text">
      <style:text-properties officeooo:rsid="000b04e8"/>
    </style:style>
    <style:style style:name="T29" style:family="text">
      <style:text-properties officeooo:rsid="000e34da"/>
    </style:style>
    <style:style style:name="T30" style:family="text">
      <style:text-properties officeooo:rsid="00085181"/>
    </style:style>
    <style:style style:name="T31" style:family="text">
      <style:text-properties officeooo:rsid="000ab0b0"/>
    </style:style>
    <style:style style:name="T32" style:family="text">
      <style:text-properties officeooo:rsid="01c7d6ec"/>
    </style:style>
    <style:style style:name="T33" style:family="text">
      <style:text-properties officeooo:rsid="0008f122"/>
    </style:style>
    <style:style style:name="T34" style:family="text">
      <style:text-properties officeooo:rsid="00122965"/>
    </style:style>
    <style:style style:name="T35" style:family="text">
      <style:text-properties officeooo:rsid="000f8525"/>
    </style:style>
    <style:style style:name="T36" style:family="text">
      <style:text-properties officeooo:rsid="01f199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Running head:</text:span> <text:span text:style-name="T7">Biotic factors </text:span><text:span text:style-name="T8">and</text:span><text:span text:style-name="T7"> succession along tropical elevational gradient</text:span></text:p>
      <text:p text:style-name="P2"/>
      <text:p text:style-name="P2"><text:span text:style-name="T2">Title:</text:span><text:span text:style-name="T3"> </text:span><text:span text:style-name="T4">Changing impa</text:span><text:span text:style-name="T5">ct</text:span><text:span text:style-name="T4">s</text:span><text:span text:style-name="T5"> of pathogenic fungi, herbivores ant top predators on pioneer succession</text:span><text:span text:style-name="T6">al tropical forest</text:span><text:span text:style-name="T5"> vegetation with elevation.</text:span></text:p>
      <text:p text:style-name="P1"/>
      <text:p text:style-name="P2">Piotr Szefer, Austin Sau, Kenneth Molem, Jonah Philip, <text:span text:style-name="T13">Martin Volf </text:span><text:span text:style-name="T14">(phylogeny), </text:span>and Vojtech Novotny</text:p>
      <text:p text:style-name="P2"/>
      <text:p text:style-name="P2"><text:span text:style-name="T1">Abstract</text:span>:</text:p>
      <text:p text:style-name="P2"><text:span text:style-name="T18">In the tropics pathogenic fungi, herbivores and their preda</text:span><text:span text:style-name="T19">t</text:span><text:span text:style-name="T18">ors play an important role in shaping </text:span><text:span text:style-name="T20">c</text:span><text:span text:style-name="T18">ommunity </text:span><text:span text:style-name="T21">assembly processes</text:span><text:span text:style-name="T18">. </text:span><text:span text:style-name="T22">At</text:span><text:span text:style-name="T23"> elevation gradient l</text:span><text:span text:style-name="T18">ocal </text:span><text:span text:style-name="T21">climatic and ecological </text:span><text:span text:style-name="T18">conditions may </text:span><text:span text:style-name="T21">influence the strength of biotic </text:span><text:span text:style-name="T19">interactions</text:span><text:span text:style-name="T18">. </text:span><text:span text:style-name="T22">W</text:span><text:span text:style-name="T18">e present results of a manipulative experiment replicated at three elevation to study th</text:span><text:span text:style-name="T23">e effect of focal predators (birds, bats, and ants), herbivorous insets and pathogenic fungi on pioneer plants during tropical forest regeneration</text:span><text:span text:style-name="T18">. </text:span></text:p>
      <text:p text:style-name="P4"><text:span text:style-name="T24">T</text:span><text:span text:style-name="T25">rophic cascades </text:span><text:span text:style-name="T26">caused</text:span><text:span text:style-name="T25"> by </text:span><text:span text:style-name="T24">the focal</text:span><text:span text:style-name="T25"> predators </text:span><text:span text:style-name="T24">are stronger </text:span><text:span text:style-name="T25">at the highers elevation. Fungi </text:span><text:span text:style-name="T20">inf</text:span><text:span text:style-name="T27">l</text:span><text:span text:style-name="T20">uence composition and </text:span><text:span text:style-name="T25">increase density of woody plants at the highest elevation. </text:span><text:span text:style-name="T28">Effects on insects and pre</text:span><text:span text:style-name="T29">d</text:span><text:span text:style-name="T28">ators are correlated [how] pointing out to a strong bottom-up control. </text:span><text:span text:style-name="T24">I</text:span><text:span text:style-name="T21">nsects, </text:span><text:span text:style-name="T23">and </text:span><text:span text:style-name="T21">pathogenic fungi shape community composition of pione</text:span><text:span text:style-name="T30">er stages of regeneration</text:span><text:span text:style-name="T21">. </text:span><text:span text:style-name="T23">Strength and character of their effect</text:span><text:span text:style-name="T21"> differ between elevations. </text:span><text:span text:style-name="T24">Removal of insects results in dominance of a few early succession woody plant species </text:span><text:span text:style-name="T31">at each elevation. Fungi affected plant community only at the high elevation. </text:span><text:span text:style-name="T24">A</text:span><text:span text:style-name="T32">t th</text:span><text:span text:style-name="T9">e </text:span><text:span text:style-name="T10">low</text:span><text:span text:style-name="T9"> elevation insects increase dissimilarity by</text:span><text:span text:style-name="T32"> decreasing abundance differences between sites. At mid </text:span><text:span text:style-name="T24">and high elevation</text:span><text:span text:style-name="T31">s</text:span><text:span text:style-name="T32"> </text:span><text:span text:style-name="T24">insects r</text:span><text:span text:style-name="T32">educe </text:span><text:span text:style-name="T24">and increase </text:span><text:span text:style-name="T32">the species turnover rate </text:span><text:span text:style-name="T24">re</text:span><text:span text:style-name="T33">s</text:span><text:span text:style-name="T24">pectively</text:span><text:span text:style-name="T32">. </text:span><text:span text:style-name="T25">SLA </text:span><text:span text:style-name="T34">and </text:span><text:span text:style-name="T35">water content of leaves</text:span><text:span text:style-name="T25"> </text:span><text:span text:style-name="T20">predict</text:span><text:span text:style-name="T34"> </text:span><text:span text:style-name="T20">species </text:span><text:span text:style-name="T31">success (high biomass change)</text:span><text:span text:style-name="T20"> </text:span><text:span text:style-name="T31">under </text:span><text:span text:style-name="T34">the insecticide treatment</text:span><text:span text:style-name="T20">.</text:span><text:span text:style-name="T28"> </text:span><text:span text:style-name="T35">Traits did not predict the biomass change in fungicide treated plots. Water content is the key trait that helps predict the change in biomass in response to the </text:span><text:span text:style-name="T17">increased herbivory (how?)</text:span><text:span text:style-name="T35">. </text:span><text:span text:style-name="T33">P</text:span><text:span text:style-name="T36">redictive</text:span><text:span text:style-name="T20"> power </text:span><text:span text:style-name="T36">is</text:span><text:span text:style-name="T20"> reduced </text:span><text:span text:style-name="T25">at mid-elevation at Numba </text:span><text:span text:style-name="T36">and plats obtain lower </text:span><text:soft-page-break/><text:span text:style-name="T36">biomass due to the lack</text:span><text:span text:style-name="T20"> of insects. <text:s/></text:span><text:span text:style-name="T28">The strongest predictor was biomass, which means that plants that would be established at the site are also the ones that benefit most from the biotic factor removal. All these results point to a strong bottom-up control</text:span></text:p>
      <text:p text:style-name="P2"><text:span text:style-name="T1">Key words</text:span>: tropical forest, pioneer succession, fungicide, insecticide herbivory, tri-trophic interactions, Papua New Guinea.</text:p>
      <text:p text:style-name="P6">Materials and methods</text:p>
      <text:p text:style-name="P5"><text:span text:style-name="T11">To understand the relationship between species’ traits and their abilities to change biomass in response to a treatment we compared multiple competitive statistical models explaining this relationship. We compared the models using chi square test for the log-likelihood ratio. If two models were not significantly different from each other then we would always go with the simpler model. Rules for the model selections were as follows: 1) we compared model </text:span><text:span text:style-name="T12">without</text:span><text:span text:style-name="T11"> traits and with traits, allowing for nonlinear (quadratic) trait-biomass change </text:span><text:span text:style-name="T12">relationship; </text:span><text:span text:style-name="T15">2) If the model with the traits was better, we tested wether removal of a single trait would improve the quadratic model; 3) With a two trait model we would try to reduce it further; 4) Final model would then be tested for the necessity of the quadratic terms, which will be removed in all combinations for two/three trait model. </text:span><text:span text:style-name="T12"><text:s/></text:span><text:span text:style-name="T16">5) </text:span><text:span text:style-name="T12">test for the interaction. </text:span><text:span text:style-name="T16">T</text:span><text:span text:style-name="T15">he final model will always contain plant species richness at the control plot, logarithm of abundance (number of stems &gt;1 cm DBH in the plot); log-response of SLA for a species (to account for SLA plasticity for a given species </text:span><text:span text:style-name="T16">and the location. This ensures that we look only at the trait effect on the biomass chang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3-03-29T11:29:51.495000000</dc:date>
    <meta:editing-duration>PT4H22M16S</meta:editing-duration>
    <meta:editing-cycles>10</meta:editing-cycles>
    <meta:document-statistic meta:table-count="0" meta:image-count="0" meta:object-count="0" meta:page-count="3" meta:paragraph-count="9" meta:word-count="549" meta:character-count="3621" meta:non-whitespace-character-count="3078"/>
  </office:meta>
</office:document-meta>
</file>